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37.86pt"/>
    </style:style>
    <style:style style:name="co35" style:family="table-column">
      <style:table-column-properties fo:break-before="auto" style:column-width="113.05pt"/>
    </style:style>
    <style:style style:name="co36" style:family="table-column">
      <style:table-column-properties fo:break-before="auto" style:column-width="52.61pt"/>
    </style:style>
    <style:style style:name="co37" style:family="table-column">
      <style:table-column-properties fo:break-before="auto" style:column-width="392.26pt"/>
    </style:style>
    <style:style style:name="co38" style:family="table-column">
      <style:table-column-properties fo:break-before="auto" style:column-width="93.09pt"/>
    </style:style>
    <style:style style:name="co39" style:family="table-column">
      <style:table-column-properties fo:break-before="auto" style:column-width="63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ce8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TripAdvisor Link</text:p>
          </table:table-cell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Austin Northeast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Austin Northwest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</table:table-row>
        <table:table-row table:style-name="ro1">
          <table:table-cell office:value-type="string" calcext:value-type="string">
            <text:p>WoodSpring Suites Austin Round Rock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1950 N Interstate 35, I-35 &amp; Old Settlers Blvd, Round Rock, TX 78681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https://www.tripadvisor.com/Hotel_Review-g56584-d676865-Reviews-WoodSpring_Suites_Austin_Round_Rock-Round_Rock_Texas.html</text:p>
          </table:table-cell>
        </table:table-row>
        <table:table-row table:style-name="ro1">
          <table:table-cell office:value-type="string" calcext:value-type="string">
            <text:p>WoodSpring Suites Signature Austin South Central</text:p>
          </table:table-cell>
          <table:table-cell office:value-type="currency" office:currency="USD" office:value="63" calcext:value-type="currency">
            <text:p>$63</text:p>
          </table:table-cell>
          <table:table-cell office:value-type="float" office:value="78744" calcext:value-type="float">
            <text:p>78744</text:p>
          </table:table-cell>
          <table:table-cell office:value-type="string" calcext:value-type="string">
            <text:p>4911 N Interstate 35 Frontage Rd, Intersection: Teri Road from I-35, Austin, TX 78744</text:p>
          </table:table-cell>
          <table:table-cell office:value-type="string" calcext:value-type="string">
            <text:p>Austin South</text:p>
          </table:table-cell>
          <table:table-cell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</table:table-row>
        <table:table-row table:style-name="ro1">
          <table:table-cell office:value-type="string" calcext:value-type="string">
            <text:p>Candlewood Suites Austin N-Cedar Park</text:p>
          </table:table-cell>
          <table:table-cell office:value-type="currency" office:currency="USD" office:value="70" calcext:value-type="currency">
            <text:p>$70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1100 Cottonwood Creek Trl, Cedar Park, TX 78613</text:p>
          </table:table-cell>
          <table:table-cell office:value-type="string" calcext:value-type="string">
            <text:p>Cedar Park</text:p>
          </table:table-cell>
          <table:table-cell office:value-type="string" calcext:value-type="string">
            <text:p>https://www.tripadvisor.com/Hotel_Review-g55599-d1657595-Reviews-Candlewood_Suites_Austin_N_Cedar_Park-Cedar_Park_Texas.html</text:p>
          </table:table-cell>
        </table:table-row>
        <table:table-row table:style-name="ro1">
          <table:table-cell office:value-type="string" calcext:value-type="string">
            <text:p>Candlewood Suites Georgetown</text:p>
          </table:table-cell>
          <table:table-cell office:value-type="currency" office:currency="USD" office:value="74" calcext:value-type="currency">
            <text:p>$74</text:p>
          </table:table-cell>
          <table:table-cell office:value-type="float" office:value="78628" calcext:value-type="float">
            <text:p>78628</text:p>
          </table:table-cell>
          <table:table-cell office:value-type="string" calcext:value-type="string">
            <text:p>451 N Interstate 35, Georgetown, TX 78628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https://www.tripadvisor.com/Hotel_Review-g55892-d1673539-Reviews-Candlewood_Suites_Georgetown-Georgetown_Texas.html</text:p>
          </table:table-cell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Austin South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</table:table-row>
        <table:table-row table:style-name="ro1">
          <table:table-cell office:value-type="string" calcext:value-type="string">
            <text:p>Studio 6 Buda</text:p>
          </table:table-cell>
          <table:table-cell office:value-type="currency" office:currency="USD" office:value="76" calcext:value-type="currency">
            <text:p>$76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5163 Overpass Rd, I-35 &amp; Niederwald, Buda, TX 78610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Austin Airport Area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Bastrop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Austin East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Cedar Park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Austin Northwest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Austin Northeast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F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4:02:57.808860644</dc:date>
    <meta:editing-duration>P6DT9H48M30S</meta:editing-duration>
    <meta:editing-cycles>54</meta:editing-cycles>
    <meta:generator>LibreOffice/5.1.6.2$Linux_X86_64 LibreOffice_project/10m0$Build-2</meta:generator>
    <meta:document-statistic meta:table-count="3" meta:cell-count="2878" meta:object-count="0"/>
  </office:meta>
</office:document-meta>
</file>